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012 Chengdu Regional Online B Control Solution</text:h>
      <text:p text:style-name="Standard">本作品採用<text:a xlink:type="simple" xlink:href="http://creativecommons.org/licenses/by-nc-sa/3.0/deed.zh">知識共享署名-非商业性使用-相同方式共享 3.0 Unported許可協議</text:a>进行許可</text:p>
      <text:p text:style-name="Standard">write by Gestalti Lur</text:p>
      <text:p text:style-name="Standard"><text:date style:data-style-name="N5084" text:date-value="2012-09-18T18:15:12.98" text:fixed="true">2012-09-18</text:date></text:p>
      <text:p text:style-name="Standard">題目鏈接：<text:a xlink:type="simple" xlink:href="http://acm.hdu.edu.cn/showproblem.php?pid=4289">http://acm.hdu.edu.cn/showproblem.php?pid=4289</text:a></text:p>
      <text:h text:style-name="Heading_20_2" text:outline-level="2">題目大意</text:h>
      <text:p text:style-name="Standard"><text:tab/>給出一個N(N&lt;=200)個點和M(M&lt;=20000)條邊的無向無權圖計算從s到t點權最小的割點集合的權值。</text:p>
      <text:h text:style-name="Heading_20_2" text:outline-level="2">算法分析</text:h>
      <text:p text:style-name="Standard"><text:tab/>對於原圖上的每個點拆成兩個點i,i'，從i到i'連一條流量爲該點點權的邊，對於原圖的每條邊(u,v),在流網絡上加入(u+N,v)和(v+N,u)兩條邊，流量爲正無窮，原點和匯點分別爲s和t',計算最大流。取最大流值和s,t點權值的最小者即爲答案。</text:p>
      <text:h text:style-name="Heading_20_2" text:outline-level="2">參考代碼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2012 Chengdu Online B</text:p>
            <text:p text:style-name="Table_20_Contents"><text:s text:c="2"/>2012-09-18</text:p>
            <text:p text:style-name="Table_20_Contents"><text:s text:c="2"/>gestapolur</text:p>
            <text:p text:style-name="Table_20_Contents"><text:s text:c="2"/>ACCEPTED</text:p>
            <text:p text:style-name="Table_20_Contents">*/</text:p>
            <text:p text:style-name="Table_20_Contents">#include&lt;cstdio&gt;</text:p>
            <text:p text:style-name="Table_20_Contents">#include&lt;cstring&gt;</text:p>
            <text:p text:style-name="Table_20_Contents">#include&lt;iostream&gt;</text:p>
            <text:p text:style-name="Table_20_Contents">#define MAXN 413</text:p>
            <text:p text:style-name="Table_20_Contents">#define MAXE 450000</text:p>
            <text:p text:style-name="Table_20_Contents">#define INF 100000000</text:p>
            <text:p text:style-name="Table_20_Contents"/>
            <text:p text:style-name="Table_20_Contents">int n , m;</text:p>
            <text:p text:style-name="Table_20_Contents">int tn , tm , vs , vt , val_s , val_t;</text:p>
            <text:p text:style-name="Table_20_Contents">int u[ MAXE &lt;&lt; 1 ] , v[ MAXE &lt;&lt; 1 ];</text:p>
            <text:p text:style-name="Table_20_Contents">int head[ MAXN ] , next[ MAXE &lt;&lt; 1 ];</text:p>
            <text:p text:style-name="Table_20_Contents"/>
            <text:p text:style-name="Table_20_Contents">int res[ MAXE &lt;&lt; 1 ];</text:p>
            <text:p text:style-name="Table_20_Contents">int h[ MAXN ];</text:p>
            <text:p text:style-name="Table_20_Contents">int stk[ MAXN ];</text:p>
            <text:p text:style-name="Table_20_Contents">short int d[ MAXN ] , vh[ MAXN ]; </text:p>
            <text:p text:style-name="Table_20_Contents">int di[ MAXN ];</text:p>
            <text:p text:style-name="Table_20_Contents">int flow;</text:p>
            <text:p text:style-name="Table_20_Contents"/>
            <text:p text:style-name="Table_20_Contents">void dfs( int source , int sink )</text:p>
            <text:p text:style-name="Table_20_Contents">{</text:p>
            <text:p text:style-name="Table_20_Contents"><text:s text:c="2"/>bool flag;//標記是否有路徑被增廣</text:p>
            <text:p text:style-name="Table_20_Contents"><text:soft-page-break/><text:s text:c="2"/>int i , j , edg , cnt , tmp , rec = 0 , aug , mint;</text:p>
            <text:p text:style-name="Table_20_Contents"><text:s text:c="2"/>vh[ 0 ] = n;</text:p>
            <text:p text:style-name="Table_20_Contents"><text:s text:c="2"/>flow = 0;//初始化流量</text:p>
            <text:p text:style-name="Table_20_Contents"><text:s text:c="2"/>aug = INF;</text:p>
            <text:p text:style-name="Table_20_Contents"><text:s text:c="2"/>cnt = 0;</text:p>
            <text:p text:style-name="Table_20_Contents"><text:s text:c="2"/>i = source;</text:p>
            <text:p text:style-name="Table_20_Contents"><text:s text:c="2"/>memcpy( di , head, sizeof( di ) );</text:p>
            <text:p text:style-name="Table_20_Contents"><text:s text:c="2"/>while( d[ source ] &lt; n )</text:p>
            <text:p text:style-name="Table_20_Contents"><text:s text:c="4"/>{</text:p>
            <text:p text:style-name="Table_20_Contents"><text:s text:c="6"/>h[ i ] = aug;</text:p>
            <text:p text:style-name="Table_20_Contents"><text:s text:c="6"/>flag = false;</text:p>
            <text:p text:style-name="Table_20_Contents"><text:s text:c="6"/>for( edg = di[ i ] ; edg ; edg = next[ edg ] )</text:p>
            <text:p text:style-name="Table_20_Contents"><text:tab/>{</text:p>
            <text:p text:style-name="Table_20_Contents"><text:tab/> <text:s/>j = v[ edg ];</text:p>
            <text:p text:style-name="Table_20_Contents"><text:tab/> <text:s/>if( res[ edg ] and d[ j ] + 1 == d[ i ] )</text:p>
            <text:p text:style-name="Table_20_Contents"><text:tab/> <text:s text:c="3"/>{</text:p>
            <text:p text:style-name="Table_20_Contents"><text:tab/> <text:s text:c="5"/>flag = true;</text:p>
            <text:p text:style-name="Table_20_Contents"><text:tab/> <text:s text:c="5"/>di[ i ] = edg;</text:p>
            <text:p text:style-name="Table_20_Contents"><text:tab/> <text:s text:c="5"/>aug = res[ edg ] &lt; aug ? res[ edg ] : aug;</text:p>
            <text:p text:style-name="Table_20_Contents"><text:tab/> <text:s text:c="5"/>stk[ ++ cnt ] = edg;</text:p>
            <text:p text:style-name="Table_20_Contents"><text:tab/> <text:s text:c="5"/>i = j;</text:p>
            <text:p text:style-name="Table_20_Contents"><text:tab/> <text:s text:c="5"/>if( i == sink )</text:p>
            <text:p text:style-name="Table_20_Contents"><text:tab/><text:tab/>{</text:p>
            <text:p text:style-name="Table_20_Contents"><text:tab/><text:tab/> <text:s/>flow += aug;</text:p>
            <text:p text:style-name="Table_20_Contents"><text:tab/><text:tab/> <text:s/>while( cnt )</text:p>
            <text:p text:style-name="Table_20_Contents"><text:tab/><text:tab/> <text:s text:c="3"/>{</text:p>
            <text:p text:style-name="Table_20_Contents"><text:tab/><text:tab/> <text:s text:c="5"/>edg = stk[ cnt -- ];</text:p>
            <text:p text:style-name="Table_20_Contents"><text:tab/><text:tab/> <text:s text:c="5"/>res[ edg ] -= aug;</text:p>
            <text:p text:style-name="Table_20_Contents"><text:tab/><text:tab/> <text:s text:c="5"/>res[ ( edg - 1 ^ 1 ) + 1 ] += aug;</text:p>
            <text:p text:style-name="Table_20_Contents"><text:tab/><text:tab/> <text:s text:c="3"/>}</text:p>
            <text:p text:style-name="Table_20_Contents"><text:tab/><text:tab/> <text:s/>aug = INF;</text:p>
            <text:p text:style-name="Table_20_Contents"><text:tab/><text:tab/> <text:s/>i = source;</text:p>
            <text:p text:style-name="Table_20_Contents"><text:tab/><text:tab/>}</text:p>
            <text:p text:style-name="Table_20_Contents"><text:tab/> <text:s text:c="5"/>break;</text:p>
            <text:p text:style-name="Table_20_Contents"><text:tab/> <text:s text:c="3"/>}</text:p>
            <text:p text:style-name="Table_20_Contents"><text:tab/>}</text:p>
            <text:p text:style-name="Table_20_Contents"><text:s text:c="6"/>if( flag ) continue;</text:p>
            <text:p text:style-name="Table_20_Contents"><text:s text:c="6"/>//在沒有通路的情況下，找有剩餘流量的標號最小的點，記錄到這個點的邊的標號，然後從這個</text:p>
            <text:p text:style-name="Table_20_Contents"><text:s text:c="6"/>mint = n - 1;</text:p>
            <text:p text:style-name="Table_20_Contents"><text:s text:c="6"/>for( edg = head[ i ] ; edg ; edg = next[ edg ] )</text:p>
            <text:p text:style-name="Table_20_Contents"><text:tab/>if( res[ edg ] and d[ v[ edg ] ] &lt; mint )</text:p>
            <text:p text:style-name="Table_20_Contents"><text:tab/> <text:s/>{ rec = edg ; mint = d[ v[ edg ] ]; }</text:p>
            <text:p text:style-name="Table_20_Contents"><text:s text:c="6"/>di[ i ] = rec;</text:p>
            <text:p text:style-name="Table_20_Contents"><text:s text:c="6"/>-- vh[ d[ i ] ];</text:p>
            <text:p text:style-name="Table_20_Contents"><text:s text:c="6"/>//如果調整過後某一個標號的數量爲0，那麼就沒有增廣路了。</text:p>
            <text:p text:style-name="Table_20_Contents"><text:s text:c="6"/>if( not vh[ d[ i ] ] )</text:p>
            <text:p text:style-name="Table_20_Contents"><text:tab/>break;</text:p>
            <text:p text:style-name="Table_20_Contents"><text:s text:c="6"/>d[ i ] = mint + 1;</text:p>
            <text:p text:style-name="Table_20_Contents"><text:soft-page-break/><text:s text:c="6"/>++ vh[ d[ i ] ];</text:p>
            <text:p text:style-name="Table_20_Contents"><text:s text:c="6"/>if( i not_eq source )</text:p>
            <text:p text:style-name="Table_20_Contents"><text:tab/>aug = h[ i = u[ stk[ cnt -- ] ] ]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line void add_edge( int i , short int u1 , short int v1 , int c )</text:p>
            <text:p text:style-name="Table_20_Contents">{</text:p>
            <text:p text:style-name="Table_20_Contents"><text:s text:c="2"/>u[ i ] = u1; v[ i ] = v1;</text:p>
            <text:p text:style-name="Table_20_Contents"><text:s text:c="2"/>res[ i ] = c;</text:p>
            <text:p text:style-name="Table_20_Contents"><text:s text:c="2"/>next[ i ] = head[ u1 ];</text:p>
            <text:p text:style-name="Table_20_Contents"><text:s text:c="2"/>head[ u1 ] = i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bool init()</text:p>
            <text:p text:style-name="Table_20_Contents">{</text:p>
            <text:p text:style-name="Table_20_Contents"><text:s text:c="2"/>if( scanf("%d%d" , &amp;tn , &amp;tm ) not_eq EOF )</text:p>
            <text:p text:style-name="Table_20_Contents"><text:s text:c="4"/>{</text:p>
            <text:p text:style-name="Table_20_Contents"><text:s text:c="6"/>int i , c , u , v;</text:p>
            <text:p text:style-name="Table_20_Contents"><text:s text:c="6"/>m = 0;</text:p>
            <text:p text:style-name="Table_20_Contents"><text:s text:c="6"/>n = 2 * tn;</text:p>
            <text:p text:style-name="Table_20_Contents"><text:s text:c="6"/>scanf("%d%d" , &amp;vs , &amp;vt );</text:p>
            <text:p text:style-name="Table_20_Contents"><text:s text:c="6"/>for( i = 1 ; i &lt;= tn ; ++ i )</text:p>
            <text:p text:style-name="Table_20_Contents"><text:tab/>{</text:p>
            <text:p text:style-name="Table_20_Contents"><text:tab/> <text:s/>scanf("%d" , &amp;c );</text:p>
            <text:p text:style-name="Table_20_Contents"><text:tab/> <text:s/>add_edge( ++ m , i , i + tn , c );</text:p>
            <text:p text:style-name="Table_20_Contents"><text:tab/> <text:s/>add_edge( ++ m , i + tn , i , 0 );</text:p>
            <text:p text:style-name="Table_20_Contents"><text:tab/> <text:s/>if( i == vs ) val_s = c;</text:p>
            <text:p text:style-name="Table_20_Contents"><text:tab/> <text:s/>if( i == vt ) val_t = c;</text:p>
            <text:p text:style-name="Table_20_Contents"><text:tab/>}</text:p>
            <text:p text:style-name="Table_20_Contents"><text:s text:c="6"/>vt = vt + tn;</text:p>
            <text:p text:style-name="Table_20_Contents"><text:s text:c="6"/>for( i = 1 ; i &lt;= tm ; ++ i )</text:p>
            <text:p text:style-name="Table_20_Contents"><text:tab/>{</text:p>
            <text:p text:style-name="Table_20_Contents"><text:tab/> <text:s/>scanf( "%d%d" , &amp;u , &amp;v );</text:p>
            <text:p text:style-name="Table_20_Contents"><text:tab/> <text:s/>add_edge( ++ m , u , v + tn , 0 );</text:p>
            <text:p text:style-name="Table_20_Contents"><text:tab/> <text:s/>add_edge( ++ m , v + tn , u , INF );</text:p>
            <text:p text:style-name="Table_20_Contents"><text:tab/> <text:s/></text:p>
            <text:p text:style-name="Table_20_Contents"><text:tab/> <text:s/>add_edge( ++ m , v , u + tn , 0 );</text:p>
            <text:p text:style-name="Table_20_Contents"><text:tab/> <text:s/>add_edge( ++ m , u + tn , v , INF );</text:p>
            <text:p text:style-name="Table_20_Contents"><text:tab/> <text:s/></text:p>
            <text:p text:style-name="Table_20_Contents"><text:tab/>}</text:p>
            <text:p text:style-name="Table_20_Contents"><text:s text:c="6"/>return true;</text:p>
            <text:p text:style-name="Table_20_Contents"><text:s text:c="4"/>}</text:p>
            <text:p text:style-name="Table_20_Contents"><text:s text:c="2"/>return false;</text:p>
            <text:p text:style-name="Table_20_Contents">}</text:p>
            <text:p text:style-name="Table_20_Contents"/>
            <text:p text:style-name="Table_20_Contents"><text:soft-page-break/>int main()</text:p>
            <text:p text:style-name="Table_20_Contents">{</text:p>
            <text:p text:style-name="Table_20_Contents"><text:s text:c="2"/>while ( init() )</text:p>
            <text:p text:style-name="Table_20_Contents"><text:s text:c="4"/>{</text:p>
            <text:p text:style-name="Table_20_Contents"><text:s text:c="6"/>dfs( vs , vt );</text:p>
            <text:p text:style-name="Table_20_Contents"><text:s text:c="6"/>printf( "%d\n" , std::min( flow , std::min( val_s , val_t ) ) );</text:p>
            <text:p text:style-name="Table_20_Contents"><text:s text:c="6"/></text:p>
            <text:p text:style-name="Table_20_Contents"><text:s text:c="6"/>memset( head , 0 , sizeof( int ) * ( n + 1 ) );</text:p>
            <text:p text:style-name="Table_20_Contents"><text:s text:c="6"/>memset( vh , 0 , sizeof( short int ) * ( n + 1 ) );</text:p>
            <text:p text:style-name="Table_20_Contents"><text:s text:c="6"/>memset( d , 0 , sizeof( short int ) * ( n + 1 ) );</text:p>
            <text:p text:style-name="Table_20_Contents"><text:s text:c="6"/>memset( h , 0 , sizeof( int ) * ( n + 1 ) 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9-18T18:29:24</dc:date>
    <dc:creator>csuacm </dc:creator>
    <meta:editing-duration>PT24M25S</meta:editing-duration>
    <meta:editing-cycles>15</meta:editing-cycles>
    <meta:generator>LibreOffice/3.5$Linux_x86 LibreOffice_project/350m1$Build-2</meta:generator>
    <meta:document-statistic meta:table-count="1" meta:image-count="0" meta:object-count="0" meta:page-count="4" meta:paragraph-count="142" meta:word-count="734" meta:character-count="3130" meta:non-whitespace-character-count="2167"/>
  </office:meta>
</office:document-meta>
</file>